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3pt" style:text-underline-style="solid" style:text-underline-width="auto" style:text-underline-color="font-color" fo:font-weight="normal"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font-size="13pt" style:text-underline-style="none" fo:font-weight="normal" style:font-size-asian="11.3500003814697pt" style:font-weight-asian="normal" style:font-size-complex="13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rojet Réseaux et Protocoles</text:p>
      <text:p text:style-name="P1">Analyseur réseau</text:p>
      <text:p text:style-name="P1"/>
      <text:p text:style-name="P2"/>
      <text:p text:style-name="P2"/>
      <text:p text:style-name="P2">Développement du projet</text:p>
      <text:p text:style-name="P3"><text:tab/>A la base, il a fallut faire plusieurs recherches pour comprendre la structure des paquets. Particulièrement des headers ip et icmp. Une fois ceux-ci compris nous avons décidé d'implementer nos propres paquets.</text:p>
      <text:p text:style-name="P3"><text:tab/>Puis, il a fallut chercher le bon protocole pour lancer nos requêtes icmp, on a fait quelques essais avec des informations récupéré dans les premiers TP fait en cours, mais l'utilisation des protocole UDP et TCP n'est pas apparue probante. Nous avons trouver le protocole ICMP, qui s'avère parfait pour notre programme et facile d'utilisation.</text:p>
      <text:p text:style-name="P3"><text:tab/>En monitorant grace a la commande unix tcpdump, nous avons pu traiter plusieurs problèmes rencontré pendant la création du paquet, entrainant une absence de réponse echo reply, voir une absence d'echo request avec reception d'un reply. La plupart etant des problèmes mineurs liés a une mauvaise initialisation du paquet, ou une mauvaise lecture de la reception, principalement a cause des fonctions de conversions htons et ntohs.</text:p>
      <text:p text:style-name="P3"/>
      <text:p text:style-name="P3"><text:tab/>L'un des plus gros problème rencontré a etait l'absence de réponse de certains site.</text:p>
      <text:p text:style-name="P3"><text:tab/>Nous avions commencé par coder l'envois d'icmp request et la reception d'icmp reply, celui-ci fonctionnant sur l'adresse passée en paramètre (une des ip google), nous avons coder traceroute. L'utilisation de la fonction setsockopt a rendu son implémentation assez facile, permettant de modifier le ttl sans avoir a créer un paquet avec un header ip, le socket le gère seul grace a cette option et au protocole ICMP.</text:p>
      <text:p text:style-name="P3"><text:tab/>Une fois traceroute implémenté, en voulant tester d'autres adresses ip, nous nous sommes rendu compte que la première sonde icmp request n'entrainait aucune réponse de la part de certains sites, une majorité d'entre eux même.</text:p>
      <text:p text:style-name="P3"><text:tab/>En desactivant la première sonde, afin de lancer directement notre traceroute, nous avons remarqué que tout les points intermédiaires du réseaux répondaient correctement a notre requête (tout du moins, ils répondaient comme on s'y attendait), sauf le dernier, celui du site, qui ne renvoyait rien.</text:p>
      <text:p text:style-name="P3"><text:tab/>Après de relativement longue recherche, il s'est avéré que le problème venait de notre checksum, celui-ci etant mal calculé. Une fois le checksum corrigé, nous avons pu obtenir des réponses a nos requêtes icmp sur tout les sites que nous avons essayés : google, yahoo, berkeley.edu, wikipedia.</text:p>
      <text:p text:style-name="P3"/>
      <text:p text:style-name="P3"><text:tab/>Puis, il a fallut ajouter la fonction de ping. Grace au manuel de select, nous avons pu découvrir que cette fonction peut être lié a un timeout, et que le temps restant est enregistré. Il a donc fallut créer une structure timeval qui sert de timeout pour nos echo request et de mesure du temps pour notre ping. Le round trip est donc calculé en fonction du temps pendant lequel le select a attendu de recevoir une réponse sur notre socket. Le résultat est très proche du ping d'unix. La fonction ping etant assez proche de traceroute, nous n'avons pas rencontré de gros problèmes pour la faire marcher.</text:p>
      <text:p text:style-name="P3"><text:soft-page-break/><text:tab/>Arrivé là, nous avons principalement modularisé et amélioré le code, ajouté la gestion du fichier de log lié à la sonde et ajouté une structure globale servant de recapitulatif statistique.</text:p>
      <text:p text:style-name="P3"/>
      <text:p text:style-name="P3"><text:tab/>Nous avons l'intention de rajouter la gestion des options de lignes de commandes, le reverse dns et la partie sur le contrôle des deux extrémités lors du second rendu le 17 Janvier</text:p>
      <text:p text:style-name="P3"><text:tab/>L'ajout de l'envoi de plusieurs sondes a chaque ttl de traceroute pour être au plus proche de la fonction unix, qui envoi 3 requête icmp echo request a chaque fois, <text:s/>entraine un timeout plus long, celà sera amélioré. Surement explorant la parallèlisantion de l'envoi des paquets.</text:p>
      <text:p text:style-name="P3"/>
      <text:p text:style-name="P3"/>
      <text:p text:style-name="P2">Repartition du travail</text:p>
      <text:p text:style-name="P3">Petit Arnaud : Envois de la première requête, fonctionnement de base de traceroute et ping, documentation Doxygen, redaction du rapport</text:p>
      <text:p text:style-name="P3">Schreiner Clément : Implémentation des paquets, modularisation du code, Makefile, gestion des statistiques et du fichier de log, calcul de checks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it </meta:initial-creator>
    <meta:creation-date>2013-12-20T15:57:17</meta:creation-date>
    <dc:date>2013-12-20T23:29:44</dc:date>
    <dc:creator>Petit </dc:creator>
    <meta:editing-duration>PT7H32M29S</meta:editing-duration>
    <meta:editing-cycles>8</meta:editing-cycles>
    <meta:generator>LibreOffice/3.4$Unix LibreOffice_project/340m1$Build-402</meta:generator>
    <meta:document-statistic meta:table-count="0" meta:image-count="0" meta:object-count="0" meta:page-count="2" meta:paragraph-count="18" meta:word-count="631" meta:character-count="3937" meta:non-whitespace-character-count="3311"/>
  </office:meta>
</office:document-meta>
</file>